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37B423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a5ced" officeooo:paragraph-rsid="001e864d" style:font-size-asian="18pt" style:font-weight-asian="bold" style:font-size-complex="18pt" style:font-weight-complex="bold"/>
    </style:style>
    <style:style style:name="T1" style:family="text">
      <style:text-properties officeooo:rsid="000ce9e5"/>
    </style:style>
    <style:style style:name="T2" style:family="text">
      <style:text-properties officeooo:rsid="001e86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4in, 6.3902in, 1.2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2">3</text:span>:</text:p>
      <text:p text:style-name="P1"/>
      <text:p text:style-name="P1"><draw:frame draw:style-name="fr1" draw:name="Image1" text:anchor-type="paragraph" svg:width="7.3055in" svg:height="6.4618in" draw:z-index="0"><draw:image xlink:href="Pictures/10000201000005560000030037B423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2:10:21.015069675</meta:creation-date>
    <dc:date>2017-06-05T12:11:40.063482864</dc:date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4.2.8.2$Linux_X86_64 LibreOffice_project/420m0$Build-2</meta:generator>
  </office:meta>
</office:document-meta>
</file>